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automatic-styles>
    <style:style style:name="P1" style:family="paragraph" style:parent-style-name="Standard">
      <style:text-properties officeooo:rsid="000cdc1e" officeooo:paragraph-rsid="000cdc1e"/>
    </style:style>
    <style:style style:name="P2" style:family="paragraph" style:parent-style-name="Standard">
      <style:text-properties fo:font-weight="bold" officeooo:rsid="000cdc1e" officeooo:paragraph-rsid="000cdc1e" style:font-weight-asian="bold" style:font-weight-complex="bold"/>
    </style:style>
    <style:style style:name="P3" style:family="paragraph" style:parent-style-name="Standard">
      <style:text-properties fo:font-weight="bold" officeooo:rsid="000e4a58" officeooo:paragraph-rsid="000e4a58" style:font-weight-asian="bold" style:font-weight-complex="bold"/>
    </style:style>
    <style:style style:name="P4" style:family="paragraph" style:parent-style-name="Standard">
      <style:text-properties officeooo:rsid="000e4a58" officeooo:paragraph-rsid="000e4a58"/>
    </style:style>
    <style:style style:name="P5" style:family="paragraph" style:parent-style-name="Standard">
      <style:paragraph-properties fo:text-align="end" style:justify-single-word="false"/>
      <style:text-properties officeooo:rsid="000e4a58" officeooo:paragraph-rsid="000e4a58"/>
    </style:style>
    <style:style style:name="P6" style:family="paragraph" style:parent-style-name="Standard">
      <style:text-properties style:font-name="Liberation Serif" officeooo:rsid="001a0e0d" officeooo:paragraph-rsid="000e4a58"/>
    </style:style>
    <style:style style:name="P7" style:family="paragraph" style:parent-style-name="Standard">
      <style:text-properties style:font-name="Liberation Serif" officeooo:rsid="001fc4bd" officeooo:paragraph-rsid="001fc4bd"/>
    </style:style>
    <style:style style:name="P8" style:family="paragraph" style:parent-style-name="Standard">
      <style:paragraph-properties fo:text-align="end" style:justify-single-word="false"/>
      <style:text-properties style:font-name="Liberation Serif" officeooo:rsid="001fc4bd" officeooo:paragraph-rsid="001fc4bd"/>
    </style:style>
    <style:style style:name="P9" style:family="paragraph" style:parent-style-name="Standard">
      <style:text-properties style:font-name="Liberation Serif" officeooo:rsid="001fc4bd" officeooo:paragraph-rsid="00370e56"/>
    </style:style>
    <style:style style:name="P10" style:family="paragraph" style:parent-style-name="Standard">
      <style:text-properties style:font-name="Liberation Serif" officeooo:rsid="0036135e" officeooo:paragraph-rsid="0036135e"/>
    </style:style>
    <style:style style:name="P11" style:family="paragraph" style:parent-style-name="Heading_20_2">
      <style:paragraph-properties fo:text-align="center" style:justify-single-word="false"/>
    </style:style>
    <style:style style:name="T1" style:family="text">
      <style:text-properties style:font-name="Noto Sans CJK SC Regular" officeooo:rsid="001a0e0d"/>
    </style:style>
    <style:style style:name="T2" style:family="text">
      <style:text-properties style:font-name="Liberation Serif" officeooo:rsid="001a0e0d"/>
    </style:style>
    <style:style style:name="T3" style:family="text">
      <style:text-properties officeooo:rsid="00278ec6"/>
    </style:style>
    <style:style style:name="T4" style:family="text">
      <style:text-properties style:font-name="Noto Sans CJK SC Regular"/>
    </style:style>
    <style:style style:name="T5" style:family="text">
      <style:text-properties style:font-name="Noto Sans CJK SC Regular" officeooo:rsid="002909b4"/>
    </style:style>
    <style:style style:name="T6" style:family="text">
      <style:text-properties style:font-name="Noto Sans CJK SC Regular" fo:font-weight="bold" style:font-weight-asian="bold" style:font-weight-complex="bold"/>
    </style:style>
    <style:style style:name="T7" style:family="text">
      <style:text-properties style:font-name="Noto Sans CJK SC Regular" fo:font-weight="bold" officeooo:rsid="002909b4" style:font-weight-asian="bold" style:font-weight-complex="bold"/>
    </style:style>
    <style:style style:name="T8" style:family="text">
      <style:text-properties style:font-name="Noto Sans CJK SC Regular" fo:font-weight="bold" officeooo:rsid="002e0050" style:font-weight-asian="bold" style:font-weight-complex="bold"/>
    </style:style>
    <style:style style:name="T9" style:family="text">
      <style:text-properties style:font-name="Noto Sans CJK SC Regular" fo:font-weight="bold" officeooo:rsid="002f901c" style:font-weight-asian="bold" style:font-weight-complex="bold"/>
    </style:style>
    <style:style style:name="T10" style:family="text">
      <style:text-properties style:font-name="Noto Sans CJK SC Regular" fo:font-weight="bold" officeooo:rsid="00324598" style:font-weight-asian="bold" style:font-weight-complex="bold"/>
    </style:style>
    <style:style style:name="T11" style:family="text">
      <style:text-properties style:font-name="Noto Sans CJK SC Regular" fo:font-weight="bold" officeooo:rsid="0032b72b" style:font-weight-asian="bold" style:font-weight-complex="bold"/>
    </style:style>
    <style:style style:name="T12" style:family="text">
      <style:text-properties style:font-name="Noto Sans CJK SC Regular" fo:font-weight="bold" officeooo:rsid="003942e3" style:font-weight-asian="bold" style:font-weight-complex="bold"/>
    </style:style>
    <style:style style:name="T13" style:family="text">
      <style:text-properties style:font-name="Noto Sans CJK SC Regular" fo:font-weight="bold" officeooo:rsid="00401089" style:font-weight-asian="bold" style:font-weight-complex="bold"/>
    </style:style>
    <style:style style:name="T14" style:family="text">
      <style:text-properties style:font-name="Noto Sans CJK SC Regular" officeooo:rsid="002ab3d1"/>
    </style:style>
    <style:style style:name="T15" style:family="text">
      <style:text-properties style:font-name="Noto Sans CJK SC Regular" officeooo:rsid="002c444d"/>
    </style:style>
    <style:style style:name="T16" style:family="text">
      <style:text-properties style:font-name="Noto Sans CJK SC Regular" officeooo:rsid="002e0050"/>
    </style:style>
    <style:style style:name="T17" style:family="text">
      <style:text-properties style:font-name="Noto Sans CJK SC Regular" officeooo:rsid="002f901c"/>
    </style:style>
    <style:style style:name="T18" style:family="text">
      <style:text-properties style:font-name="Noto Sans CJK SC Regular" officeooo:rsid="0030706e"/>
    </style:style>
    <style:style style:name="T19" style:family="text">
      <style:text-properties style:font-name="Noto Sans CJK SC Regular" officeooo:rsid="00324598"/>
    </style:style>
    <style:style style:name="T20" style:family="text">
      <style:text-properties style:font-name="Noto Sans CJK SC Regular" officeooo:rsid="0032b72b"/>
    </style:style>
    <style:style style:name="T21" style:family="text">
      <style:text-properties style:font-name="Noto Sans CJK SC Regular" officeooo:rsid="0036135e"/>
    </style:style>
    <style:style style:name="T22" style:family="text">
      <style:text-properties style:font-name="Noto Sans CJK SC Regular" officeooo:rsid="00370e56"/>
    </style:style>
    <style:style style:name="T23" style:family="text">
      <style:text-properties style:font-name="Noto Sans CJK SC Regular" officeooo:rsid="00385c2a"/>
    </style:style>
    <style:style style:name="T24" style:family="text">
      <style:text-properties style:font-name="Noto Sans CJK SC Regular" officeooo:rsid="003942e3"/>
    </style:style>
    <style:style style:name="T25" style:family="text">
      <style:text-properties style:font-name="Noto Sans CJK SC Regular" officeooo:rsid="00397376"/>
    </style:style>
    <style:style style:name="T26" style:family="text">
      <style:text-properties style:font-name="Noto Sans CJK SC Regular" officeooo:rsid="003ba57a"/>
    </style:style>
    <style:style style:name="T27" style:family="text">
      <style:text-properties style:font-name="Noto Sans CJK SC Regular" officeooo:rsid="003c1979"/>
    </style:style>
    <style:style style:name="T28" style:family="text">
      <style:text-properties style:font-name="Noto Sans CJK SC Regular" officeooo:rsid="003f9fa8"/>
    </style:style>
    <style:style style:name="T29" style:family="text">
      <style:text-properties style:font-name="Noto Sans CJK SC Regular" officeooo:rsid="004010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销售一定要懂的心理学</text:p>
      <text:p text:style-name="P1"/>
      <text:p text:style-name="P1">金牌销售必知的100个心理营销策略</text:p>
      <text:p text:style-name="P1"/>
      <text:p text:style-name="P2">销售过程就是让你的客户从拒绝到接受、从排斥到认同的过程。</text:p>
      <text:p text:style-name="P1"/>
      <text:p text:style-name="P1">销售员的聪明、运气并不是决定销售成败的最重要因素。只有充分了解客户、读懂客户的心理，掌握与客户相处的艺术才能在销售中立于不败之地。</text:p>
      <text:p text:style-name="P1"/>
      <text:p text:style-name="P1">客户的心理还是有一定的规律可循的，客户对推销员会有抵触心理，在成交时有难免犹豫，同时，客户都希望得到销售员的重视与尊重，都希望自己能收到最好的服务等等。</text:p>
      <text:p text:style-name="P1"/>
      <text:p text:style-name="P1">销售的过程就是让客户对我们的产品、我们的公司及销售员本人产生一个从拒绝到接受、从排斥到认同的心理变化的过程。要想让客户发生这个心理变化，就需要销售员在和客户进行心理博弈的过程中，猜透客户的心思、赢得客户的信任、抓住客户的软肋、引导客户跟着自己的思路走，总之就是要在这场心理暗战中占上风，用心来取得订单。</text:p>
      <text:p text:style-name="P1"/>
      <text:p text:style-name="P4">100个心理营销策略。</text:p>
      <text:p text:style-name="P4"/>
      <text:p text:style-name="P4">了解客户的心理需求、抓住客户的心理弱点、突破客户的心理防线、解除客户的心理包袱、赢得客户的心理认同，进入一个“知己知彼，百战百胜”的销售境界。最终改善你的人际关系，使你的销售业绩提高十倍、百倍，让你在不经意间升级为销售高手。</text:p>
      <text:p text:style-name="P4"/>
      <text:h text:style-name="Heading_20_1" text:outline-level="1">第一章 “上帝”的心思你要猜</text:h>
      <text:p text:style-name="P4"/>
      <text:p text:style-name="P4">对于销售员来说，客户就是上帝，然而老谋深算的上帝怎么会轻易接受我们的推销呢？</text:p>
      <text:p text:style-name="P4"/>
      <text:p text:style-name="P4">孙子兵法中说：攻城为下，攻心为上。</text:p>
      <text:p text:style-name="P4">所以销售员要认清这场较量的实质是心理暗战，要时刻从客户的立场出发考虑问题，猜透上帝的心思，从而在销售这场心理暗战中取得非凡的战果。</text:p>
      <text:p text:style-name="P4"/>
      <text:p text:style-name="P4">鱼只有看到自己想吃的饵料才会上钩，所以钓鱼时应该在饵料上多下些工夫。</text:p>
      <text:p text:style-name="P4">销售跟钓鱼一样，客户永远是为了满足自己的需要才去购买，而不是因为你在推销才去购买，说一要想把产品销售出去，关键是弄清楚客户的需要是什么。</text:p>
      <text:p text:style-name="P4"/>
      <text:p text:style-name="P4">每个人都有这样的心理感受：当别人帮我们解决了问题，满足了我们的需求时，我们会心存感激，反过来愿意成全对方；但是如果我们心里觉得人家在强迫我们的时候，我们肯定不愿意接受对方的任何东西。</text:p>
      <text:p text:style-name="P4">对客户也是一样的，销售员要想成交客户，必须要像客户那样思考，弄清他们真正需要什么，这样在推销产品时才能有的放矢。</text:p>
      <text:p text:style-name="P4"/>
      <text:p text:style-name="P4">老太太买苹果的例子：</text:p>
      <text:p text:style-name="P4">第一个商贩没有探询老太太的需求，便试图向老太太推销自己的甜苹果，结果失败了。</text:p>
      <text:p text:style-name="P4">第二个商贩虽然注意到要探询客户的需求，并卖出了一斤酸苹果，并没有卖出其他水果。原因在于他虽然探询到了老太太想买酸苹果的需求，并没有挖掘到为什么要买酸苹果的更深层次的需求。</text:p>
      <text:p text:style-name="P4"><text:soft-page-break/>第三个商贩充分挖掘了老太太的需求，了解到老太太买酸苹果的原因是想给怀孕的儿媳妇补充营养。据此，商贩站在老太太的角度考虑问题，向她讲述来自己这里买水果的两家都生了儿子，并且考虑到孕妇最需要营养，所以应该给孕妇挑选维生素量高的水果，</text:p>
      <text:p text:style-name="P4">因此他又向老太太推荐的富含维生素的橘子。又趁机告诉老太太自己每天都在这里卖水果，并且水果很新鲜，这样就为下一步的销售做了准备。</text:p>
      <text:p text:style-name="P4"/>
      <text:p text:style-name="P3">金牌销售的第一个心理营销策略：时刻以客户为中心，把握客户最迫切、最深层次的需求。让客户感觉到我们是在帮组他们解决问题，而不仅仅是在推销自己的产品。</text:p>
      <text:p text:style-name="P3"/>
      <text:p text:style-name="P4">记住：钓鱼时用的鱼饵，不是你所喜欢吃的东西，而是鱼最喜欢吃的东西。</text:p>
      <text:p text:style-name="P4"/>
      <text:h text:style-name="P11" text:outline-level="2">客户也认为自己是上帝</text:h>
      <text:p text:style-name="P4"/>
      <text:p text:style-name="P4">心理学家马斯洛认为：人有收到他人尊重的需要。</text:p>
      <text:p text:style-name="P4">人人都希望自己能够得到他人的认可和尊重，客户也不例外。</text:p>
      <text:p text:style-name="P4">销售员常说，客户是我们的上帝。事实上，客户也认为自己是上帝。尤其是现在处于买方市场，客户有权利去挑选那些产品和服务都是一流的地方去消费，所以客户有权利去挑选那些产品和服务都是一流的地方去消费，所以客户尤为看重销售员对自己是否足够地重视和尊重。</text:p>
      <text:p text:style-name="P4"/>
      <text:p text:style-name="P4">我们的客户也是有血有肉的人，也是一样有感情的，他也有受到尊重的需要。因此，你如果一心只想着增加销售额，赚取销售利润，冷淡地对待你的客户，那么很抱歉，成交免谈了。</text:p>
      <text:p text:style-name="P5">--乔<text:span text:style-name="T1">·</text:span><text:span text:style-name="T2">吉拉德(最伟大的汽车推销员)</text:span></text:p>
      <text:p text:style-name="P6">尊重—仔细聆听客户说的话。</text:p>
      <text:p text:style-name="P6">重视—关心客户。</text:p>
      <text:p text:style-name="P6"/>
      <text:p text:style-name="P6">任何一位客户都讨厌收到冷遇，如果销售员把客户晾在一边，那么客户当然不会给你生意。</text:p>
      <text:p text:style-name="P6">所以，在销售中，我们一定要像尊敬上帝一样去尊重客户，让客户感受到前所未有的重视，满足客户的自尊感，这样才能赢得客户。</text:p>
      <text:p text:style-name="P6"/>
      <text:h text:style-name="P11" text:outline-level="2">要想从客户口袋里掏钱，先给客户掏心</text:h>
      <text:p text:style-name="P6"/>
      <text:p text:style-name="P6">坦白说，销售人员最直接的目的的确是从客户的口袋里掏钱。</text:p>
      <text:p text:style-name="P7">但是，如果没有一定的真功夫，只凭死缠烂打，销售的成功率是很低的。</text:p>
      <text:p text:style-name="P7"/>
      <text:p text:style-name="P7">心理学认为，人的本能就是保护自己免受外界的伤害，避免遭受痛苦。而花钱在大部分情况下是一种痛苦，销售员到客户那里想让客户掏钱购买自己的产品，就是在给客户制造压力和痛苦，所以大多数人都会本能地拒斥这种痛苦，尽量避免花钱。</text:p>
      <text:p text:style-name="P7"/>
      <text:p text:style-name="P7">体会客户的心理，站在客户的角度想问题。客户愿不愿意买这东西，质量怎么样，价格是否公道，能够给自己带来什么好处。如果自己能够信服自己的产品，那就证明产品是有吸引力的，是对得起客户的。</text:p>
      <text:p text:style-name="P7">只有保证这一点，我们向客户推销时才能有底气。</text:p>
      <text:p text:style-name="P7">在与客户交谈时，一定要跟客户站在同一条战线上，讲清楚花钱买了这个产品之后能给客户带来怎样的好处和快乐。同时，与花钱相比，人们更愿意省钱，所以销售员还要着重强调与其他产品或未购买的产<text:soft-page-break/>品相比，能够帮客户节省多少钱。这样，客户感觉我们时刻在为他考虑，而不是一心想着掏钱，掏完钱就走，那么客户自然不会等我们开口就主动掏钱了。</text:p>
      <text:p text:style-name="P7"/>
      <text:p text:style-name="P7">小张卖保险的例子：</text:p>
      <text:p text:style-name="P7">小张并没有强迫客户买保险，而是真正站在小王的立场上，思考如何为小王存钱、省钱。这样，小王不但没有反感，反倒连连赞同，最后决定在小张那里投保。</text:p>
      <text:p text:style-name="P7"/>
      <text:p text:style-name="P7">事实上，客户与销售员之间的冲突是必然存在的。因为，从销售员的角度出发，目的无非是从客户腰包里掏钱。从客户的角度来看，他们要尽可能地避免钱包里的钱溜走。</text:p>
      <text:p text:style-name="P7">要想将两者从对立的位置转到同一立场，销售员千万不要把自己接近客户的意图仅仅定位在挣他们的钱上面，那样客户一定会对我们敬而远之。</text:p>
      <text:p text:style-name="P7">处处为客户着想，把客户的钱当作自己的钱来考虑，给客户提供能为他们增加价值和省钱的建议，让他们觉得我们是在真心地为其提供服务和解决问题，没有人比我们更能帮他做出正确的决定。这样，客户才能充分信任我们，解除对我们的心理防备，并在潜意识中接受我们。</text:p>
      <text:p text:style-name="P7"/>
      <text:h text:style-name="P11" text:outline-level="2">不要在客户面前喋喋不休</text:h>
      <text:p text:style-name="P7"/>
      <text:p text:style-name="P7">我们在总公司的会议上对推销员为什么会失去推销机会进行投票表决，结果<text:span text:style-name="T3">75%的人认为最主要的原因是</text:span>推销员说得太多。</text:p>
      <text:p text:style-name="P8">--哈尔哈德<text:span text:style-name="T5">·纽曼(通用电气副总裁)</text:span></text:p>
      <text:p text:style-name="P7"><text:span text:style-name="T5">我们知道，</text:span><text:span text:style-name="T7">一个人想要以自己的观点说服对方必须凭借有效的交流和沟通，而沟通效果的好坏并不取决于谈话的长度，而是在于所说的内容是不是能够让对方感到清晰明了、有理有据，足够引起对方的兴趣。</text:span></text:p>
      <text:p text:style-name="P7"><text:span text:style-name="T5"/></text:p>
      <text:p text:style-name="P7"><text:span text:style-name="T5">每个人都有表现欲，如果销售员夺去了客户说话和表现的能力，客户自然会不高兴，这样客户对你的印象值也就下降了。</text:span></text:p>
      <text:p text:style-name="P7"><text:span text:style-name="T5"/></text:p>
      <text:p text:style-name="P7"><text:span text:style-name="T5">喋喋不休的推销员小李的例子</text:span><text:span text:style-name="T14">：</text:span></text:p>
      <text:p text:style-name="P7"><text:span text:style-name="T14">尽量少自夸</text:span></text:p>
      <text:p text:style-name="P7"><text:span text:style-name="T14">语言简洁易懂</text:span></text:p>
      <text:p text:style-name="P7"><text:span text:style-name="T5"/></text:p>
      <text:p text:style-name="P7"><text:span text:style-name="T5">用棍子弯曲比喻人的视力的PC保护屏推销员小王的例子</text:span><text:span text:style-name="T15">：</text:span></text:p>
      <text:p text:style-name="P7"><text:span text:style-name="T15">销售员一定要牢记长话短说，说话时应察言观色，如果对方没有让我们继续说下去的意思，应提早住口，有时沉默是金。</text:span></text:p>
      <text:p text:style-name="P7"><text:span text:style-name="T15"/></text:p>
      <text:h text:style-name="P11" text:outline-level="2"><text:span text:style-name="T15">谦虚一点</text:span><text:span text:style-name="T16">，把表现的机会留给客户</text:span></text:h>
      <text:p text:style-name="P7"><text:span text:style-name="T16"/></text:p>
      <text:p text:style-name="P7"><text:span text:style-name="T16">在人际交往中，很多人想靠努力表现自己的聪明才智来赢得交往的主动，其实这是再拙劣不过的交际方法。每个人在他人面前都想满足自己的表现欲，人人都有表现欲，我们的客户也不例外。</text:span></text:p>
      <text:p text:style-name="P7"><text:span text:style-name="T8">客户的这种表现欲一般表现为想当然</text:span><text:span text:style-name="T9">，根据自己的心理与行为表现来揣测别人的心理与行为；或者自以为是、好为人师</text:span><text:span text:style-name="T17">。</text:span></text:p>
      <text:p text:style-name="P7"><text:span text:style-name="T16">一旦我们给客户施展自己才能的机会</text:span><text:span text:style-name="T17">，满足了他的表现欲，他会不自觉地对我们产生好感；但是当我们超越他们之上时，他们内心便会感到不舒服，有时甚至会产生嫉妒心理。</text:span></text:p>
      <text:p text:style-name="P7"><text:soft-page-break/><text:span text:style-name="T17">销售员尤金</text:span><text:span text:style-name="T18">·威尔森的例子：</text:span></text:p>
      <text:p text:style-name="P7"><text:span text:style-name="T18">威尔森之所以花三年时间都没有在服装设计师那里推销成功，就在于他以前总是告诉客户草图的设计如何如何新颖，如何如何适合他，不断催促对方来买他的产品，却从来不管对方的想法。</text:span></text:p>
      <text:p text:style-name="P7"><text:span text:style-name="T18">而服装设计师是一个很自负的人，他对别人设计的草图自然会百般挑剔，无法满意。威尔森改变了销售策略，虚心向客户请教意见，按客户的意思去改进产品，这样使客户觉得自己有了优越感，内心的表现欲得到了满足，他就再也无法拒绝有他参与设计的产品了。这样，威尔森的销售工作就变得容易多了。</text:span></text:p>
      <text:p text:style-name="P7"><text:span text:style-name="T18"/></text:p>
      <text:p text:style-name="P7"><text:span text:style-name="T18">所以</text:span><text:span text:style-name="T19">，</text:span><text:span text:style-name="T10">销售员在销售过程中一定要谦虚，尽量把表现的机会留给客户，让客户给我们多提一些宝贵建议，变“我要卖”为“他要买”，这样才能更有利于我们的销售</text:span><text:span text:style-name="T19">。</text:span></text:p>
      <text:p text:style-name="P7"><text:span text:style-name="T19"/></text:p>
      <text:h text:style-name="P11" text:outline-level="2">向客户证明价格是合理的或利润是可观的</text:h>
      <text:p text:style-name="P7"><text:span text:style-name="T19"/></text:p>
      <text:p text:style-name="P7"><text:span text:style-name="T19">既物美又价廉的产品自然好销售</text:span><text:span text:style-name="T20">，但大多数时候都不能两全其美，这就要求销售员发挥作用，将品质好的产品卖上个好价钱。</text:span></text:p>
      <text:p text:style-name="P7"><text:span text:style-name="T20"/></text:p>
      <text:p text:style-name="P7"><text:span text:style-name="T20">销售员在推销时还必须将</text:span><text:span text:style-name="T11">购买产品后的利益具体化、现实化，使其能够令客户信服</text:span><text:span text:style-name="T20">。</text:span></text:p>
      <text:p text:style-name="P7"><text:span text:style-name="T19"/></text:p>
      <text:p text:style-name="P10"><text:span text:style-name="T19">从销售员推销椅子等案例中</text:span><text:span text:style-name="T4">，我们可以得出这样一个心理营销策略，即</text:span><text:span text:style-name="T6">销售员要学会向客户证明产品的价格是合理的</text:span><text:span text:style-name="T4">，如果客户不舍得花钱购买我们的产品，觉得价格高，难以接受，而想选择一些相对便宜的产品，销售员可以将两者进行</text:span><text:span text:style-name="T6">对比、示范</text:span><text:span text:style-name="T4">，向客户强调所销售产品的独特优点，</text:span><text:span text:style-name="T6">说明自己推荐的产品能给他带来实实在在的利益</text:span><text:span text:style-name="T4">，激起他的购买欲望，这样客户才能心甘情愿地购买。</text:span></text:p>
      <text:p text:style-name="P7"><text:span text:style-name="T19"/></text:p>
      <text:h text:style-name="P11" text:outline-level="2"><text:span text:style-name="T19">强化情绪体验</text:span><text:span text:style-name="T21">，让客户花钱花得开心</text:span></text:h>
      <text:p text:style-name="P7"><text:span text:style-name="T21"/></text:p>
      <text:p text:style-name="P9"><text:span text:style-name="T21">相信没有那个人愿意花钱买不愉快</text:span><text:span text:style-name="T22">，每一位客户都希望碰到善解人意、服务贴心的销售员，使自己不仅购买到了一种商品，而且也在消费的过程中获得的好心情。</text:span></text:p>
      <text:p text:style-name="P9"><text:span text:style-name="T21">销售人员一定要关注客户在购买过程中的情绪体验</text:span><text:span text:style-name="T22">，要让他们得到足够的愉悦感</text:span><text:span text:style-name="T23">，甚至可以称得上是幸福的感受。</text:span></text:p>
      <text:p text:style-name="P7"><text:span text:style-name="T19"/></text:p>
      <text:p text:style-name="P7"><text:span text:style-name="T19">那么</text:span><text:span text:style-name="T24">怎么才能让客户花钱花得开心呢？</text:span><text:span text:style-name="T12">事实上，这很大程度上取决于销售员是否能够有效地与客户沟通。沟通不是简简单单地对话，而是要学会换位思考，体会顾客的喜怒哀乐，让顾客享受到购物的乐趣，而不是花钱的痛苦</text:span><text:span text:style-name="T24">。如果客户在购买产品的过程中感受到快乐，那么签单自然不成问题。</text:span></text:p>
      <text:p text:style-name="P7"><text:span text:style-name="T16"/></text:p>
      <text:p text:style-name="P7"><text:span text:style-name="T16">宝马销售员小陈的例子</text:span><text:span text:style-name="T24">：</text:span></text:p>
      <text:p text:style-name="P7"><text:span text:style-name="T24">调动客户的愉悦感，正是这种臆想中的愉悦感能捕捉客户的心。而客户的心则是通往客户的钱袋最快的途径。</text:span></text:p>
      <text:p text:style-name="P7"><text:span text:style-name="T24"/></text:p>
      <text:p text:style-name="P7"><text:span text:style-name="T24">所以</text:span><text:span text:style-name="T25">，销售员在为客户理性地分析产品之后，不妨抓住客户的心理，运用情感销售的策略，帮客户制造一系列拥有产品后的美梦，让客户花钱花得开心，使他觉得在你这里购买产品是一种享受。这样，你的推销就成功了。</text:span></text:p>
      <text:p text:style-name="P7"><text:span text:style-name="T25"/></text:p>
      <text:h text:style-name="P11" text:outline-level="2"><text:soft-page-break/>老谋深算的客户如何欺骗你</text:h>
      <text:p text:style-name="P7"><text:span text:style-name="T16"/></text:p>
      <text:p text:style-name="P7"><text:span text:style-name="T16">销售员都知道</text:span><text:span text:style-name="T26">，客户提出的问题越多，就表明他的购买需求就越大，购买意向就越强烈。这要有一个前提</text:span><text:span text:style-name="T27">，那就是客户提出的问题都是真问题。这是因为，有时候，老谋深算的客户并不想购买产品，于是有意提出一些假问题，来刁难或者敷衍你。</text:span></text:p>
      <text:p text:style-name="P7"><text:span text:style-name="T27"/></text:p>
      <text:p text:style-name="P7"><text:span text:style-name="T27">销售员要学会分析客户心里的虚实</text:span><text:span text:style-name="T28">。如果客户提出的是真实问题，我们就要为他耐心解答，否则就要学会巧妙地避开这个问题。</text:span></text:p>
      <text:p text:style-name="P7"><text:span text:style-name="T28"/></text:p>
      <text:p text:style-name="P7"><text:span text:style-name="T28">那么</text:span><text:span text:style-name="T29">，销售员该如何揭开客户心理的面纱，判断问题的真假呢？以下几个方法可供参考：</text:span></text:p>
      <text:p text:style-name="P7"><text:span text:style-name="T13">假设法</text:span><text:span text:style-name="T29">：</text:span></text:p>
      <text:p text:style-name="P7"><text:span text:style-name="T2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 Regular" svg:font-family="'Noto Sans CJK SC Regular'"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1" style:font-size-asian="10.5pt" style:language-asian="zh" style:country-asian="CN" style:font-name-complex="Noto Sans CJK SC Regular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Noto Sans CJK SC Regular1"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4T20:34:21.704681446</meta:creation-date>
    <dc:date>2018-03-17T18:25:47.991175063</dc:date>
    <meta:editing-duration>PT6H31M12S</meta:editing-duration>
    <meta:editing-cycles>38</meta:editing-cycles>
    <meta:generator>LibreOffice/5.1.6.2$Linux_x86 LibreOffice_project/10m0$Build-2</meta:generator>
    <meta:document-statistic meta:table-count="0" meta:image-count="0" meta:object-count="0" meta:page-count="5" meta:paragraph-count="79" meta:word-count="4233" meta:character-count="4245" meta:non-whitespace-character-count="4244"/>
  </office:meta>
</office:document-meta>
</file>